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automatic-styles>
    <style:style style:name="Table1" style:family="table">
      <style:table-properties style:width="4.4681in" table:align="left"/>
    </style:style>
    <style:style style:name="Table1.A" style:family="table-column">
      <style:table-column-properties style:column-width="2.4188in"/>
    </style:style>
    <style:style style:name="Table1.B" style:family="table-column">
      <style:table-column-properties style:column-width="2.0493in"/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P1" style:family="paragraph" style:parent-style-name="Heading_20_3">
      <style:text-properties officeooo:rsid="001a7625" officeooo:paragraph-rsid="001a7625"/>
    </style:style>
    <style:style style:name="P2" style:family="paragraph" style:parent-style-name="Standard">
      <style:text-properties officeooo:rsid="000a2aee" officeooo:paragraph-rsid="000a2aee"/>
    </style:style>
    <style:style style:name="P3" style:family="paragraph" style:parent-style-name="Standard">
      <style:text-properties officeooo:rsid="000b633e" officeooo:paragraph-rsid="000b633e"/>
    </style:style>
    <style:style style:name="P4" style:family="paragraph" style:parent-style-name="Standard">
      <style:text-properties officeooo:rsid="000bddba" officeooo:paragraph-rsid="000bddba"/>
    </style:style>
    <style:style style:name="P5" style:family="paragraph" style:parent-style-name="Standard">
      <style:text-properties officeooo:rsid="000dcb60" officeooo:paragraph-rsid="000dcb60"/>
    </style:style>
    <style:style style:name="P6" style:family="paragraph" style:parent-style-name="Standard">
      <style:text-properties officeooo:rsid="00165a87" officeooo:paragraph-rsid="00165a87"/>
    </style:style>
    <style:style style:name="P7" style:family="paragraph" style:parent-style-name="Standard">
      <style:text-properties officeooo:rsid="0017cc27" officeooo:paragraph-rsid="0017cc27"/>
    </style:style>
    <style:style style:name="P8" style:family="paragraph" style:parent-style-name="Standard">
      <style:text-properties officeooo:rsid="0019024e" officeooo:paragraph-rsid="0019024e"/>
    </style:style>
    <style:style style:name="P9" style:family="paragraph" style:parent-style-name="Standard">
      <style:text-properties officeooo:rsid="001a7625" officeooo:paragraph-rsid="001a7625"/>
    </style:style>
    <style:style style:name="P10" style:family="paragraph" style:parent-style-name="Standard">
      <style:text-properties officeooo:rsid="001b54bb" officeooo:paragraph-rsid="001a7625"/>
    </style:style>
    <style:style style:name="P11" style:family="paragraph" style:parent-style-name="Standard">
      <style:text-properties officeooo:rsid="001b54bb" officeooo:paragraph-rsid="001b54bb"/>
    </style:style>
    <style:style style:name="P12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17cc27"/>
    </style:style>
    <style:style style:name="T2" style:family="text">
      <style:text-properties fo:color="#70c8ff" loext:opacity="100%" style:text-line-through-style="none" style:text-line-through-type="none" style:font-name="arial" fo:font-size="15pt" style:text-underline-style="none" fo:font-weight="normal" style:text-blinking="false"/>
    </style:style>
    <style:style style:name="T3" style:family="text">
      <style:text-properties fo:color="#70c8ff" loext:opacity="100%" style:text-line-through-style="none" style:text-line-through-type="none" style:font-name="arial" fo:font-size="15pt" style:text-underline-style="none" fo:font-weight="normal" style:text-blinking="false" style:font-name-asian="Noto Serif CJK SC" style:font-size-asian="14pt" style:font-weight-asian="bold" style:font-name-complex="Lohit Devanagari1" style:font-size-complex="14pt" style:font-weight-complex="bold"/>
    </style:style>
    <style:style style:name="T4" style:family="text">
      <style:text-properties officeooo:rsid="002b50d2"/>
    </style:style>
    <style:style style:name="T5" style:family="text">
      <style:text-properties officeooo:rsid="002ec8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장애물 측면 얼굴에 대한 인퍼런스가 너무 좋지않다. <text:s/>- <text:span text:style-name="T4">Side-GAN</text:span></text:p>
      <text:p text:style-name="P2"/>
      <text:p text:style-name="P2">고스트에서는 눈쪽 피쳐 발굴해서 로스 하는데 우리는 E4S처럼 다양한 얼굴 부위 parsing해보자.</text:p>
      <text:p text:style-name="P2"/>
      <text:p text:style-name="P2"/>
      <text:p text:style-name="P2">Detecting modules altering. Trying many different models. <text:s/>+ enhancing model</text:p>
      <text:p text:style-name="P2"/>
      <text:p text:style-name="P2"/>
      <text:p text:style-name="P3">source pre-trained. Why not target data. We pre-train target model (u-net)</text:p>
      <text:p text:style-name="P3"/>
      <text:p text:style-name="P3">faceshifter → inside AAD 에서 conv+sigmoid로 윤곽 따는거 대신에 어떤 다른 pre-trained모델 써서 잡아보면 어떠겠냐 트랜스포머 사용해보면 어떻겠냐</text:p>
      <text:p text:style-name="P3"/>
      <text:p text:style-name="P3">눈동자 모션 트래킹하는것도 pre-trained 모델 사용해볼수있지 않나</text:p>
      <text:p text:style-name="P3"/>
      <text:p text:style-name="P3"/>
      <text:p text:style-name="P4">제너레이터를 StyleGan2를 가져와서 해보면 좋지 않을까 생각한다. E4S2024 + Ghost 의 GAN</text:p>
      <text:p text:style-name="P5"/>
      <text:p text:style-name="P5">장애물이나 사이드데이터 무조건 넣어야한다. <text:s/>(스왑뿐만이 아닌 다른 pre-step model에서도 트레이닝 하여야한다)</text:p>
      <text:p text:style-name="P5"/>
      <text:p text:style-name="P5">데이터분석: FFHQ 정말 이 데이터가 가지고 있는 특성 및 히스토리 등을 알아본다. 데이터가 저장되어 있는 구주도 분석. 해상도 분석, 실제 데이터 특성 조사. </text:p>
      <text:p text:style-name="P5"/>
      <text:p text:style-name="P5">Data augumentation 좌우로만 플립. </text:p>
      <text:p text:style-name="P5"/>
      <text:p text:style-name="P5">이미지 단계에서 트레이닝이 아닌, Inter feature 에서 upscaling을 하여 컴퓨팅줄이고 이렇게 만들어진 데이터로 학습진행.</text:p>
      <text:p text:style-name="P5"/>
      <text:p text:style-name="P6">Self-supervising loss 에 대한 추가 </text:p>
      <text:p text:style-name="P6"/>
      <text:p text:style-name="P6">FaceTransformer source face target face cross attention 모듈을 추가하는방법으로 사용해 볼 수 있지 않을까. </text:p>
      <text:p text:style-name="P6"/>
      <text:p text:style-name="P6"/>
      <text:p text:style-name="P6">제너레이터에 <text:span text:style-name="T1">DFL참고해서 </text:span></text:p>
      <text:p text:style-name="P6"/>
      <text:p text:style-name="P7">간단한 AutoEncoder 만들어서 얼굴생성 테스트.</text:p>
      <text:p text:style-name="P7"/>
      <text:p text:style-name="P8">LeakRelu, Silu, Gelu, Normalization AdaIn - <text:s/>바꿔가면서 테스트 할 수 있으면 좋겠다.</text:p>
      <text:p text:style-name="P11">PPL PLL <text:s/>- metric loss로 활용해보자</text:p>
      <text:p text:style-name="P8"/>
      <text:p text:style-name="P9">VGG16Face – 토리</text:p>
      <text:p text:style-name="P9">FFHQ – 루피</text:p>
      <text:p text:style-name="P9">CelebA - 려누</text:p>
      <text:p text:style-name="P9">Public D – 준</text:p>
      <text:p text:style-name="P9"/>
      <text:p text:style-name="P9"/>
      <text:p text:style-name="P9"/>
      <text:p text:style-name="P9"><text:soft-page-break/>InsightFace – Face Align - 려누</text:p>
      <text:h text:style-name="P1" text:outline-level="3"><text:a xlink:type="simple" xlink:href="https://faces.dmi.unibas.ch/bfm/index.php?nav=1-1-0&amp;id=details" text:style-name="Internet_20_link" text:visited-style-name="Visited_20_Internet_20_Link">Basel Face Model </text:a><text:span text:style-name="T2"> <text:s/>BFM - </text:span><text:span text:style-name="T3">준</text:span></text:h>
      <text:p text:style-name="P9">ArcFace - 토</text:p>
      <text:p text:style-name="P9">Face Parsing (E4S) - 루푸삼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checkpoints/Deep3D/epoch_20.pth</text:p>
          </table:table-cell>
          <table:table-cell table:style-name="Table1.A1" office:value-type="string">
            <text:p text:style-name="P12">Pre-trained 3DMM extractor.</text:p>
          </table:table-cell>
        </table:table-row>
      </table:table>
      <text:p text:style-name="P9"/>
      <text:p text:style-name="P10">- 호준 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10:34:38.771314937</meta:creation-date>
    <dc:date>2023-11-17T13:29:52.975850031</dc:date>
    <meta:editing-duration>PT38M30S</meta:editing-duration>
    <meta:editing-cycles>12</meta:editing-cycles>
    <meta:generator>LibreOffice/7.3.7.2$Linux_X86_64 LibreOffice_project/30$Build-2</meta:generator>
    <meta:document-statistic meta:table-count="1" meta:image-count="0" meta:object-count="0" meta:page-count="2" meta:paragraph-count="28" meta:word-count="486" meta:character-count="1167" meta:non-whitespace-character-count="967"/>
  </office:meta>
</office:document-meta>
</file>